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5.813cm"/>
    </style:style>
    <style:style style:name="Tabela5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5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5.813cm"/>
    </style:style>
    <style:style style:name="Tabela1.A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2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3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3" style:family="table-cell">
      <style:table-cell-properties fo:background-color="#ffff38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3" style:family="table-cell">
      <style:table-cell-properties fo:background-color="#ffff38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5" style:family="table-cell">
      <style:table-cell-properties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5" style:family="table-cell">
      <style:table-cell-properties fo:background-color="#ff6d6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A4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ela3.B4" style:family="table-cell">
      <style:table-cell-properties fo:padding="0.097cm" fo:border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d7e00" officeooo:paragraph-rsid="002d7e00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0670d" officeooo:paragraph-rsid="0030670d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11439" officeooo:paragraph-rsid="00311439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7c816" officeooo:paragraph-rsid="0037c816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387def" officeooo:paragraph-rsid="00387def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93a6e" officeooo:paragraph-rsid="00393a6e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39bf1c" officeooo:paragraph-rsid="0039bf1c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b57ae" officeooo:paragraph-rsid="003b57ae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f1eab" officeooo:paragraph-rsid="003f1eab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40855b" officeooo:paragraph-rsid="0040855b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42f0b3" officeooo:paragraph-rsid="0042f0b3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457e96" officeooo:paragraph-rsid="00457e96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3f7683" officeooo:paragraph-rsid="003f7683" fo:background-color="transparent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39" style:family="paragraph" style:parent-style-name="Text_20_body">
      <style:paragraph-properties fo:text-align="center" style:justify-single-word="false"/>
      <style:text-properties officeooo:paragraph-rsid="000feca8"/>
    </style:style>
    <style:style style:name="P40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41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469458" officeooo:paragraph-rsid="00469458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476779" officeooo:paragraph-rsid="00476779" style:font-size-asian="8.75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4844b4" officeooo:paragraph-rsid="004844b4" style:font-size-asian="8.75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4956cc" officeooo:paragraph-rsid="004956cc" style:font-size-asian="8.75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49622b" officeooo:paragraph-rsid="0049622b" style:font-size-asian="8.75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4dd275" officeooo:paragraph-rsid="004dd275" style:font-size-asian="8.75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4eefb1" officeooo:paragraph-rsid="004eefb1" style:font-size-asian="8.75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officeooo:rsid="004ad353" officeooo:paragraph-rsid="004ad353"/>
    </style:style>
    <style:style style:name="P62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63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64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5" style:family="paragraph" style:parent-style-name="Table_20_Contents">
      <style:paragraph-properties fo:text-align="center" style:justify-single-word="false"/>
      <style:text-properties officeooo:rsid="004eefb1" officeooo:paragraph-rsid="004eefb1"/>
    </style:style>
    <style:style style:name="P66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T10" style:family="text">
      <style:text-properties fo:font-size="10pt" officeooo:rsid="0016dc75" style:font-size-asian="8.75pt" style:font-size-complex="10pt"/>
    </style:style>
    <style:style style:name="T11" style:family="text">
      <style:text-properties fo:font-size="10pt" officeooo:rsid="0040855b" style:font-size-asian="8.75pt" style:font-size-complex="10pt"/>
    </style:style>
    <style:style style:name="T12" style:family="text">
      <style:text-properties officeooo:rsid="0041f1e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OFICINA DO ALUNO - SISTEMA</text:p>
      <text:p text:style-name="P39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row>
          <table:table-cell table:style-name="Tabela5.A1" office:value-type="string">
            <text:p text:style-name="P36">X</text:p>
          </table:table-cell>
          <table:table-cell table:style-name="Tabela5.B1" office:value-type="string">
            <text:p text:style-name="P8">LOGIN ADMIN</text:p>
          </table:table-cell>
          <table:table-cell table:style-name="Tabela5.C1" office:value-type="string">
            <text:p text:style-name="P57">X</text:p>
          </table:table-cell>
        </table:table-row>
        <table:table-row>
          <table:table-cell table:style-name="Tabela5.A2" office:value-type="string">
            <text:p text:style-name="P45">X</text:p>
          </table:table-cell>
          <table:table-cell table:style-name="Tabela5.B2" office:value-type="string">
            <text:p text:style-name="P8">LOGIN SECRETARIA</text:p>
          </table:table-cell>
          <table:table-cell table:style-name="Tabela5.C2" office:value-type="string">
            <text:p text:style-name="P57">X</text:p>
          </table:table-cell>
        </table:table-row>
        <table:table-row>
          <table:table-cell table:style-name="Tabela5.A2" office:value-type="string">
            <text:p text:style-name="P14">X</text:p>
          </table:table-cell>
          <table:table-cell table:style-name="Tabela5.B2" office:value-type="string">
            <text:p text:style-name="P8">LOGIN PROFESSOR</text:p>
          </table:table-cell>
          <table:table-cell table:style-name="Tabela5.C2" office:value-type="string">
            <text:p text:style-name="P57">X</text:p>
          </table:table-cell>
        </table:table-row>
        <table:table-row>
          <table:table-cell table:style-name="Tabela5.A2" office:value-type="string">
            <text:p text:style-name="P44">X</text:p>
          </table:table-cell>
          <table:table-cell table:style-name="Tabela5.B2" office:value-type="string">
            <text:p text:style-name="P8">LOGIN ALUNO</text:p>
          </table:table-cell>
          <table:table-cell table:style-name="Tabela5.C2" office:value-type="string">
            <text:p text:style-name="P57">X</text:p>
          </table:table-cell>
        </table:table-row>
        <table:table-row>
          <table:table-cell table:style-name="Tabela5.A2" office:value-type="string">
            <text:p text:style-name="P46">X</text:p>
          </table:table-cell>
          <table:table-cell table:style-name="Tabela5.B2" office:value-type="string">
            <text:p text:style-name="P43">ESQUECI A SENHA PROFESSOR</text:p>
          </table:table-cell>
          <table:table-cell table:style-name="Tabela5.C2" office:value-type="string">
            <text:p text:style-name="P57">X</text:p>
          </table:table-cell>
        </table:table-row>
        <table:table-row>
          <table:table-cell table:style-name="Tabela5.A2" office:value-type="string">
            <text:p text:style-name="P47">X</text:p>
          </table:table-cell>
          <table:table-cell table:style-name="Tabela5.B2" office:value-type="string">
            <text:p text:style-name="P43">ESQUECI A SENHA ALUNO</text:p>
          </table:table-cell>
          <table:table-cell table:style-name="Tabela5.C2" office:value-type="string">
            <text:p text:style-name="P57">X</text:p>
          </table:table-cell>
        </table:table-row>
      </table:table>
      <text:p text:style-name="P3"/>
      <text:p text:style-name="P40">SESSÃO ADMINISTRADOR</text:p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61">X</text:p>
          </table:table-cell>
          <table:table-cell table:style-name="Tabela1.A1" office:value-type="string">
            <text:p text:style-name="P6">PÁGINA DE INÍCIO</text:p>
          </table:table-cell>
          <table:table-cell table:style-name="Tabela1.C1" office:value-type="string">
            <text:p text:style-name="P65">X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7">CALENDÁRIO DE AULAS</text:p>
          </table:table-cell>
          <table:table-cell table:style-name="Tabela1.C2" office:value-type="string">
            <text:p text:style-name="P58">X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7">NOTIFÍCAÇÕES DE AULAS PRÓXIMAS</text:p>
          </table:table-cell>
          <table:table-cell table:style-name="Tabela1.C2" office:value-type="string">
            <text:p text:style-name="P58">X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7">LOG OUT</text:p>
          </table:table-cell>
          <table:table-cell table:style-name="Tabela1.C2" office:value-type="string">
            <text:p text:style-name="P58">X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A2" office:value-type="string">
            <text:p text:style-name="P19">ATUALIZAR MENSALIDADE</text:p>
          </table:table-cell>
          <table:table-cell table:style-name="Tabela1.C2" office:value-type="string">
            <text:p text:style-name="P58">X</text:p>
          </table:table-cell>
        </table:table-row>
        <table:table-row>
          <table:table-cell table:style-name="Tabela1.A6" table:number-columns-spanned="2" office:value-type="string">
            <text:p text:style-name="P33"/>
          </table:table-cell>
          <table:covered-table-cell/>
          <table:table-cell table:style-name="Tabela1.C6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P61">X</text:p>
          </table:table-cell>
          <table:table-cell table:style-name="Tabela1.A2" office:value-type="string">
            <text:p text:style-name="P6">PÁGINA DE ALUN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8">PESQUISA DE ALUNOS</text:p>
          </table:table-cell>
          <table:table-cell table:style-name="Tabela1.C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25">X</text:p>
          </table:table-cell>
          <table:table-cell table:style-name="Tabela1.A2" office:value-type="string">
            <text:p text:style-name="P9">LISTAGEM DE ALUNOS ( IMPRESSÃO )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2">X</text:p>
          </table:table-cell>
          <table:table-cell table:style-name="Tabela1.A2" office:value-type="string">
            <text:p text:style-name="P9">CADASTRO DE ALUNOS <text:span text:style-name="T6">( ADICIONAR MENSALIDADE )</text:span>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9">EDIT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PAG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PAGAR VARIOS ALUNOS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DICIONAR PAGAMENT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A2" office:value-type="string">
            <text:p text:style-name="P9">ADICIONAR PENDÊNCIA EXTRA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5">ALUNO INDIVIDUAL</text:p>
          </table:table-cell>
          <table:table-cell table:style-name="Tabela1.C2" office:value-type="string">
            <text:p text:style-name="P15"/>
          </table:table-cell>
        </table:table-row>
        <table:table-row>
          <table:table-cell table:style-name="Tabela1.A6" table:number-columns-spanned="2" office:value-type="string">
            <text:p text:style-name="P9"/>
          </table:table-cell>
          <table:covered-table-cell/>
          <table:table-cell table:style-name="Tabela1.C6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61">X</text:p>
          </table:table-cell>
          <table:table-cell table:style-name="Tabela1.A2" office:value-type="string">
            <text:p text:style-name="P6">PÁGINA DE PROFESSORE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0"><draw:frame text:anchor-type="paragraph" draw:z-index="0" draw:name="Forma1" draw:style-name="gr1" draw:text-style-name="P66" svg:width="1.121cm" svg:height="0.712cm" svg:x="11.105cm" svg:y="0.097cm"><draw:text-box><text:p/></draw:text-box></draw:frame>PESQUISA DE PROFESSORES <text:span text:style-name="T5">( COLOCAR MATÉRIA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10">LISTAGEM DE PROFESSORES ( IMPRESSÃO )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CADASTRO DE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0">EDIT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VARIOS PROFESSORE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1">X</text:p>
          </table:table-cell>
          <table:table-cell table:style-name="Tabela1.A2" office:value-type="string">
            <text:p text:style-name="P10">ADICIONAR PAGAMENTO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6">PROFESSOR INDIVIDUAL</text:p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27" table:number-columns-spanned="2" office:value-type="string">
            <text:p text:style-name="P10"/>
          </table:table-cell>
          <table:covered-table-cell/>
          <table:table-cell table:style-name="Tabela1.C27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61">X</text:p>
          </table:table-cell>
          <table:table-cell table:style-name="Tabela1.A2" office:value-type="string">
            <text:p text:style-name="P6">PÁGINA DE AUL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PESQUISA DE AULAS</text:p>
          </table:table-cell>
          <table:table-cell table:style-name="Tabela1.C2" office:value-type="string">
            <text:p text:style-name="P10"/>
          </table:table-cell>
        </table:table-row>
        <text:soft-page-break/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CADASTRO DE AULAS <text:span text:style-name="T8">( <text:s/>ADICIONAR </text:span><text:span text:style-name="T9">O VALOR</text:span><text:span text:style-name="T8">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5">X</text:p>
          </table:table-cell>
          <table:table-cell table:style-name="Tabela1.A2" office:value-type="string">
            <text:p text:style-name="P34">EDITAR AULA</text:p>
          </table:table-cell>
          <table:table-cell table:style-name="Tabela1.C2" office:value-type="string">
            <text:p text:style-name="P34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AUL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0">APAGAR VARIAS AUL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A2" office:value-type="string">
            <text:p text:style-name="P16">AULA INDIVIDUAL</text:p>
          </table:table-cell>
          <table:table-cell table:style-name="Tabela1.C2" office:value-type="string">
            <text:p text:style-name="P16"/>
          </table:table-cell>
        </table:table-row>
        <table:table-row>
          <table:table-cell table:style-name="Tabela1.A35" table:number-columns-spanned="2" office:value-type="string">
            <text:p text:style-name="P10"/>
          </table:table-cell>
          <table:covered-table-cell/>
          <table:table-cell table:style-name="Tabela1.C35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6">PÁGINA DE MATÉRI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LISTAGEM DE MATÉRI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CADASTRO DE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EDIT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0">APAG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  <table:table-cell table:style-name="Tabela1.C4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9">X</text:p>
          </table:table-cell>
          <table:table-cell table:style-name="Tabela1.A2" office:value-type="string">
            <text:p text:style-name="P5"><text:span text:style-name="T10">ADICIONAR </text:span><text:span text:style-name="T11">DESPESAS</text:span>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43" office:value-type="string">
            <text:p text:style-name="P11"/>
          </table:table-cell>
          <table:table-cell table:style-name="Tabela1.A43" office:value-type="string">
            <text:p text:style-name="P11">LISTAGEM DE EXTRATO ( IMPRESSÃO) <text:span text:style-name="T12">FAZER A TABELA QUE TA BUGADA</text:span></text:p>
          </table:table-cell>
          <table:table-cell table:style-name="Tabela1.C43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11">VISUALIZAÇÃO GERAL</text:p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45" office:value-type="string">
            <text:p text:style-name="P11"/>
          </table:table-cell>
          <table:table-cell table:style-name="Tabela1.A45" office:value-type="string">
            <text:p text:style-name="P18">GRÁFICOS</text:p>
          </table:table-cell>
          <table:table-cell table:style-name="Tabela1.C45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31">X</text:p>
          </table:table-cell>
          <table:table-cell table:style-name="Tabela1.A2" office:value-type="string">
            <text:p text:style-name="P31">WIDGETS DE INFORMAÇÃO</text:p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A2" office:value-type="string">
            <text:p text:style-name="P32">X</text:p>
          </table:table-cell>
          <table:table-cell table:style-name="Tabela1.A2" office:value-type="string">
            <text:p text:style-name="P18">ATUALIZAÇÃO DE SISTEMA</text:p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48" table:number-columns-spanned="2" office:value-type="string">
            <text:p text:style-name="P7"/>
          </table:table-cell>
          <table:covered-table-cell/>
          <table:table-cell table:style-name="Tabela1.C48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6">PÁGINA NÃO LISTAD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ALUNO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PROFESSORE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RESTAURAR VÁRIOS PROFESSORE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2">EXCLUIR VÁRIOS PROFESSORES</text:p>
          </table:table-cell>
          <table:table-cell table:style-name="Tabela1.C2" office:value-type="string">
            <text:p text:style-name="P12"/>
          </table:table-cell>
        </table:table-row>
      </table:table>
      <text:p text:style-name="P1"/>
      <text:p text:style-name="P40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/>
          </table:table-cell>
          <table:table-cell table:style-name="Tabela2.B1" office:value-type="string">
            <text:p text:style-name="P6">PÁGINA DE INÍCIO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GRÁFICO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CALENDÁRIO DE AUL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NOTIFÍCAÇÕES DE AULAS PRÓXIM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LOG OUT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PESQUISA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ALUN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ALUNO</text:p>
          </table:table-cell>
        </table:table-row>
        <text:soft-page-break/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OS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ENDÊNCIA EXTRA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OS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DICIONAR PAGAMENTO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AS AULAS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LISTAGEM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MATÉRIA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LUNO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LUNO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ALUN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PROFESSORE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PROFESSOR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PROFESSORE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ULAS NÃO LISTAD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UL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AS AULAS</text:p>
          </table:table-cell>
        </table:table-row>
      </table:table>
      <text:p text:style-name="P2"/>
      <text:p text:style-name="P40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/>
          </table:table-cell>
          <table:table-cell table:style-name="Tabela3.B1" office:value-type="string">
            <text:p text:style-name="P6">PÁGINA DE INÍCIO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GRÁFICO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CALENDÁRIO DE AULAS</text:p>
          </table:table-cell>
        </table:table-row>
        <table:table-row>
          <table:table-cell table:style-name="Tabela3.A4" office:value-type="string">
            <text:p text:style-name="P7"/>
          </table:table-cell>
          <table:table-cell table:style-name="Tabela3.B4" office:value-type="string">
            <text:p text:style-name="P7">NOTIFÍCAÇÕES DE AULAS PRÓXIMA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LOG OUT</text:p>
          </table:table-cell>
        </table:table-row>
        <table:table-row>
          <table:table-cell table:style-name="Tabela3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3.A2" office:value-type="string">
            <text:p text:style-name="P37"/>
          </table:table-cell>
          <table:table-cell table:style-name="Tabela3.B2" office:value-type="string">
            <text:p text:style-name="P37">PÁGIN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LISTAGEM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PESQUIS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FEEDBACK DE AULA</text:p>
          </table:table-cell>
        </table:table-row>
      </table:table>
      <text:p text:style-name="P2"/>
      <text:p text:style-name="P40"><text:soft-page-break/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/>
          </table:table-cell>
          <table:table-cell table:style-name="Tabela4.B1" office:value-type="string">
            <text:p text:style-name="P6">PÁGINA DE INÍCIO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GRÁFICO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CALENDÁRIO DE AULA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NOTIFÍCAÇÕES DE AULAS PRÓXIMA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LOG OUT</text:p>
          </table:table-cell>
        </table:table-row>
        <table:table-row>
          <table:table-cell table:style-name="Tabela4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4.A2" office:value-type="string">
            <text:p text:style-name="P37"/>
          </table:table-cell>
          <table:table-cell table:style-name="Tabela4.B2" office:value-type="string">
            <text:p text:style-name="P37">PÁGINA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LISTAGEM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PESQUISA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FEEDBACK DE AUL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15T11:59:32.519000000</dc:date>
    <meta:editing-duration>P1DT7H33M51S</meta:editing-duration>
    <meta:editing-cycles>35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193" meta:word-count="426" meta:character-count="2455" meta:non-whitespace-character-count="2221"/>
  </office:meta>
</office:document-meta>
</file>